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 Black" svg:font-family="'Aria Black'"/>
    <style:font-face style:name="Arial" svg:font-family="Arial" style:font-family-generic="swiss" style:font-pitch="variable"/>
    <style:font-face style:name="Arial Black" svg:font-family="'Arial Black'" style:font-pitch="variable"/>
    <style:font-face style:name="Arvo" svg:font-family="Arvo" style:font-pitch="variable"/>
    <style:font-face style:name="Code2000" svg:font-family="Code2000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9.378cm" fo:min-width="6.272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color="#666666" draw:fill-color="#000000" draw:textarea-horizontal-align="justify" draw:textarea-vertical-align="middle" draw:auto-grow-height="false" fo:min-height="1.577cm" fo:min-width="4.756cm"/>
      <style:paragraph-properties style:writing-mode="lr-tb"/>
    </style:style>
    <style:style style:name="gr3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6.383cm" fo:min-width="6.288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212cm" svg:stroke-color="#355269" draw:marker-start="Arrowheads_20_4" draw:marker-start-width="0.618cm" draw:marker-end="Arrowheads_20_5" draw:marker-end-width="0.618cm" draw:fill="none" draw:textarea-vertical-align="bottom" fo:padding-top="0.231cm" fo:padding-bottom="0.231cm" fo:padding-left="0.356cm" fo:padding-right="0.356cm"/>
      <style:paragraph-properties style:writing-mode="lr-tb"/>
    </style:style>
    <style:style style:name="gr5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top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bottom" fo:padding-top="0.231cm" fo:padding-bottom="0.231cm" fo:padding-left="0.356cm" fo:padding-right="0.356cm"/>
      <style:paragraph-properties style:writing-mode="lr-tb"/>
    </style:style>
    <style:style style:name="P1" style:family="paragraph">
      <style:paragraph-properties fo:text-align="center"/>
      <style:text-properties style:font-name="Arial Black"/>
    </style:style>
    <style:style style:name="P2" style:family="paragraph">
      <loext:graphic-properties draw:fill="solid" draw:fill-color="#c1eba4"/>
      <style:paragraph-properties fo:text-align="center"/>
      <style:text-properties style:font-name="Arial Black"/>
    </style:style>
    <style:style style:name="P3" style:family="paragraph">
      <style:paragraph-properties fo:text-align="center"/>
      <style:text-properties style:font-name="Arial" fo:font-size="16pt" fo:font-weight="normal"/>
    </style:style>
    <style:style style:name="P4" style:family="paragraph">
      <loext:graphic-properties draw:fill-color="#000000"/>
      <style:paragraph-properties fo:text-align="center"/>
      <style:text-properties style:font-name="Arial" fo:font-size="16pt" fo:font-weight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6pt" fo:font-weight="normal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9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 Black"/>
    </style:style>
    <style:style style:name="T2" style:family="text">
      <style:text-properties style:font-name="Arial" fo:font-size="16pt" fo:font-weight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62cm" svg:height="10.476cm" svg:x="1.547cm" svg:y="1.221cm">
          <text:p text:style-name="P1"><text:span text:style-name="T1">Customer-written progr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3.862cm">
          <text:p text:style-name="P3">C/C++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6.162cm">
          <text:p text:style-name="P5"><text:span text:style-name="T2">AssemblyScrip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8.462cm">
          <text:p text:style-name="P5"><text:span text:style-name="T2">Rus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7.62cm" svg:height="7.465cm" svg:x="13.847cm" svg:y="12.322cm">
          <text:p text:style-name="P1"><text:span text:style-name="T1">Gora Nod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16.594cm">
          <text:p text:style-name="P3">Gora WASM A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14.172cm">
          <text:p text:style-name="P3">WASM Engi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9.258cm" svg:y1="16.154cm" svg:x2="13.847cm" svg:y2="16.154cm" svg:d="M9258 16154h4589" svg:viewBox="0 0 4590 1">
          <text:p text:style-name="P6"><text:span text:style-name="T3"><text:s text:c="2"/></text:span><text:span text:style-name="T3">Async</text:span></text:p>
          <text:p text:style-name="P6"><text:span text:style-name="T3">HTTPS API <text:s text:c="10"/></text:span></text:p>
          <text:p text:style-name="P6"><text:span text:style-name="T3"/></text:p>
        </draw:connector>
        <draw:custom-shape draw:style-name="gr1" draw:text-style-name="P2" xml:id="id1" draw:id="id1" draw:layer="layout" svg:width="7.62cm" svg:height="10.476cm" svg:x="13.847cm" svg:y="1.222cm">
          <text:p text:style-name="P1"><text:span text:style-name="T1">Public</text:span></text:p>
          <text:p text:style-name="P1"><text:span text:style-name="T1">Stor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3.862cm">
          <text:p text:style-name="P3">Gora Request</text:p>
          <text:p text:style-name="P3">Parame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6.162cm">
          <text:p text:style-name="P3">Algorand</text:p>
          <text:p text:style-name="P3"><text:span text:style-name="T2">Storage </text:span><text:span text:style-name="T2">Box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8.462cm">
          <text:p text:style-name="P3">Downloadable</text:p>
          <text:p text:style-name="P3">from UR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line-skew="0.684cm" svg:x1="21.467cm" svg:y1="6.46cm" svg:x2="21.467cm" svg:y2="16.054cm" draw:start-shape="id1" draw:start-glue-point="1" draw:end-shape="id2" draw:end-glue-point="1" svg:d="M21467 6460h1238v9594h-1238" svg:viewBox="0 0 1239 9595">
          <text:p/>
        </draw:connector>
        <draw:connector draw:style-name="gr6" draw:text-style-name="P10" draw:layer="layout" svg:x1="9.167cm" svg:y1="6.459cm" svg:x2="13.847cm" svg:y2="6.46cm" draw:start-shape="id3" draw:start-glue-point="1" draw:end-shape="id1" draw:end-glue-point="3" svg:d="M9167 6459h2341v1h2339" svg:viewBox="0 0 4681 2">
          <text:p text:style-name="P9"><text:span text:style-name="T4">Compilation</text:span></text:p>
          <text:p text:style-name="P9"><text:span text:style-name="T4">to WASM</text:span></text:p>
          <text:p text:style-name="P9"><text:span text:style-name="T4"/></text:p>
        </draw:connector>
        <draw:custom-shape draw:style-name="gr3" draw:text-style-name="P2" draw:layer="layout" svg:width="7.62cm" svg:height="7.465cm" svg:x="1.547cm" svg:y="12.322cm">
          <text:p text:style-name="P1"><text:span text:style-name="T1">Online Resourc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16.594cm">
          <text:p text:style-name="P3">API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14.172cm">
          <text:p text:style-name="P3">URL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 Black" svg:font-family="'Aria Black'"/>
    <style:font-face style:name="Arial" svg:font-family="Arial" style:font-family-generic="swiss" style:font-pitch="variable"/>
    <style:font-face style:name="Arial Black" svg:font-family="'Arial Black'" style:font-pitch="variable"/>
    <style:font-face style:name="Arvo" svg:font-family="Arvo" style:font-pitch="variable"/>
    <style:font-face style:name="Code2000" svg:font-family="Code2000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3-12-10T13:45:03.876598068</dc:date>
    <meta:editing-duration>PT11H29M50S</meta:editing-duration>
    <meta:editing-cycles>26</meta:editing-cycles>
    <meta:generator>LibreOffice/7.4.6.2$Linux_X86_64 LibreOffice_project/40$Build-2</meta:generator>
    <meta:document-statistic meta:object-count="17"/>
  </office:meta>
</office:document-meta>
</file>